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2.447cm" svg:x="1.588cm" svg:y="2.764cm">
          <text:list text:style-name="L1">
            <text:list-header>
              <text:p text:style-name="P1"><text:span text:style-name="T1">Ref.: Ludu Kapłański, Ludu Królewski </text:span></text:p>
            </text:list-header>
            <text:list-item>
              <text:p text:style-name="P1"><text:span text:style-name="T1">Zgromadzenie Święte, Ludu Boży, </text:span></text:p>
            </text:list-item>
            <text:list-item>
              <text:p text:style-name="P1"><text:span text:style-name="T1">Śpiewaj twemu Panu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Tobie śpiewamy, </text:span></text:p>
            </text:list-item>
            <text:list-item>
              <text:p text:style-name="P1"><text:span text:style-name="T1">o Synu umiłowany Ojca! </text:span></text:p>
            </text:list-item>
            <text:list-item>
              <text:p text:style-name="P1"><text:span text:style-name="T1">Uwielbiamy Cię, </text:span></text:p>
            </text:list-item>
            <text:list-item>
              <text:p text:style-name="P1"><text:span text:style-name="T1">Mądrości przedwieczna, </text:span></text:p>
            </text:list-item>
            <text:list-item>
              <text:p text:style-name="P1"><text:span text:style-name="T1">Żywe Słowo Boga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5.155cm" svg:x="1.588cm" svg:y="1.664cm">
          <text:list text:style-name="L1">
            <text:list-header>
              <text:p text:style-name="P3"><text:span text:style-name="T1">2. Tobie śpiewamy, </text:span></text:p>
            </text:list-header>
            <text:list-item>
              <text:p text:style-name="P3"><text:span text:style-name="T1">Jedyny Synu Maryi Panny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Chrystusie nasz Bracie, </text:span></text:p>
            </text:list-item>
            <text:list-item>
              <text:p text:style-name="P3"><text:span text:style-name="T1">Tyś nas przyszedł zbawić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3. Tobie śpiewamy, </text:span></text:p>
            </text:list-item>
            <text:list-item>
              <text:p text:style-name="P3"><text:span text:style-name="T1">Mesjaszu przyjęty przez ubogich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o Chryste nasz Królu,</text:span></text:p>
            </text:list-item>
            <text:list-item>
              <text:p text:style-name="P3"><text:span text:style-name="T1">Cichy i pokorn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5.155cm" svg:x="1.588cm" svg:y="1.664cm">
          <text:list text:style-name="L1">
            <text:list-header>
              <text:p text:style-name="P3"><text:span text:style-name="T1">4. Tobie śpiewamy, </text:span></text:p>
              <text:p text:style-name="P3"><text:span text:style-name="T1">Jedyny Pośredniku ludzkości! </text:span></text:p>
              <text:p text:style-name="P3"><text:span text:style-name="T1">Uwielbiamy Cię, </text:span></text:p>
              <text:p text:style-name="P3"><text:span text:style-name="T1">o Prawdo i Życie,</text:span></text:p>
              <text:p text:style-name="P3"><text:span text:style-name="T1">Drogo nas wiodąca.</text:span></text:p>
              <text:p text:style-name="P3"><text:span text:style-name="T1"/></text:p>
              <text:p text:style-name="P3"><text:span text:style-name="T1">5. Tobie śpiewamy, </text:span></text:p>
              <text:p text:style-name="P3"><text:span text:style-name="T1">Arcykapłanie w Nowym Przymierzu? </text:span></text:p>
              <text:p text:style-name="P3"><text:span text:style-name="T1">Uwielbiamy Cię, </text:span></text:p>
              <text:p text:style-name="P3"><text:span text:style-name="T1">o Boże pokoju,</text:span></text:p>
              <text:p text:style-name="P3"><text:span text:style-name="T1">Przez Krew Twego Krzyża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4" draw:layer="layout" svg:width="23.217cm" svg:height="15.155cm" svg:x="1.588cm" svg:y="1.664cm">
          <text:list text:style-name="L1">
            <text:list-header>
              <text:p text:style-name="P3"><text:span text:style-name="T1">6. Tobie śpiewamy, </text:span></text:p>
            </text:list-header>
            <text:list-item>
              <text:p text:style-name="P3"><text:span text:style-name="T1">Ożywcze Źródło dające laskę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bo gasisz pragnienie,</text:span></text:p>
            </text:list-item>
            <text:list-item>
              <text:p text:style-name="P3"><text:span text:style-name="T1">Żywa Wodo, Chryst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7. Tobie śpiewamy, </text:span></text:p>
            </text:list-item>
            <text:list-item>
              <text:p text:style-name="P3"><text:span text:style-name="T1">o Winny Szczepie przez Ojca dany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o Krzewie Ożywczy,</text:span></text:p>
            </text:list-item>
            <text:list-item>
              <text:p text:style-name="P3"><text:span text:style-name="T1">My Twe latorośl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4" draw:layer="layout" svg:width="23.217cm" svg:height="15.155cm" svg:x="1.588cm" svg:y="1.664cm">
          <text:list text:style-name="L1">
            <text:list-header>
              <text:p text:style-name="P3"><text:span text:style-name="T1">8. Tobie śpiewamy, </text:span></text:p>
            </text:list-header>
            <text:list-item>
              <text:p text:style-name="P3"><text:span text:style-name="T1">prawdziwa Manno, dająca życie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o Chlebie żyjący,</text:span></text:p>
            </text:list-item>
            <text:list-item>
              <text:p text:style-name="P3"><text:span text:style-name="T1">Któryś zstąpił z nieb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9. Tobie śpiewamy, </text:span></text:p>
            </text:list-item>
            <text:list-item>
              <text:p text:style-name="P3"><text:span text:style-name="T1">Pasterzu wiodący do Królestwa! </text:span></text:p>
            </text:list-item>
            <text:list-item>
              <text:p text:style-name="P3"><text:span text:style-name="T1">Uwielbiamy Cię, </text:span></text:p>
            </text:list-item>
            <text:list-item>
              <text:p text:style-name="P3"><text:span text:style-name="T1">bo w jedno zgromadzasz </text:span></text:p>
            </text:list-item>
            <text:list-item>
              <text:p text:style-name="P3"><text:span text:style-name="T1">Wszystkie owce Twoje.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6:47:28.44</dc:date>
    <meta:editing-cycles>46</meta:editing-cycles>
    <meta:editing-duration>PT6H12M38S</meta:editing-duration>
    <meta:generator>OpenOffice/4.1.1$Win32 OpenOffice.org_project/411m6$Build-9775</meta:generator>
    <meta:document-statistic meta:object-count="33"/>
  </office:meta>
</office:document-meta>
</file>